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e1" style:family="table">
      <style:table-properties style:width="6.828cm" table:align="left"/>
    </style:style>
    <style:style style:name="Tabelle1.A" style:family="table-column">
      <style:table-column-properties style:column-width="4.586cm"/>
    </style:style>
    <style:style style:name="Tabelle1.B" style:family="table-column">
      <style:table-column-properties style:column-width="2.242cm"/>
    </style:style>
    <style:style style:name="Tabelle1.A1" style:family="table-cell">
      <style:table-cell-properties style:vertical-align="middle" fo:padding="0.049cm" fo:border="none"/>
    </style:style>
    <style:style style:name="Tabelle2" style:family="table">
      <style:table-properties style:width="10.105cm" table:align="left"/>
    </style:style>
    <style:style style:name="Tabelle2.A" style:family="table-column">
      <style:table-column-properties style:column-width="6.05cm"/>
    </style:style>
    <style:style style:name="Tabelle2.B" style:family="table-column">
      <style:table-column-properties style:column-width="4.055cm"/>
    </style:style>
    <style:style style:name="Tabelle2.A1" style:family="table-cell">
      <style:table-cell-properties style:vertical-align="middle" fo:padding="0.049cm" fo:border="none"/>
    </style:style>
    <style:style style:name="P1" style:family="paragraph" style:parent-style-name="Standard">
      <style:paragraph-properties fo:margin-top="0cm" fo:margin-bottom="0.499cm" style:contextual-spacing="false"/>
      <style:text-properties fo:font-style="italic" style:font-style-asian="italic" style:font-style-complex="italic"/>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text-properties fo:font-style="italic" style:font-style-asian="italic" style:font-style-complex="italic"/>
    </style:style>
    <style:style style:name="T1" style:family="text">
      <style:text-properties officeooo:rsid="00196b2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annst Du bitte einschätzen, wie schnell da<text:span text:style-name="T1">s</text:span> <text:span text:style-name="T1">P</text:span>rojekt bezogen auf Planung und Implementierung mit Blick auf das bisher erreichte Ergebnis und die umgesetzte Komplexität ist. Vergleiche das auch mit klassischer Softwareentwicklung, mit KI gestützter Entwicklung, und mit VibeCoding. Wie ist <text:span text:style-name="T1">d</text:span>as Ranking dieses Projekts?</text:p>
      <text:p text:style-name="Text_20_body">Nach dem, was im Projektverlauf sichtbar ist (PRD-basiertes Vorgehen, iterative Umsetzung, Architektur-Refactorings, Persistenz, UI-Anpassungen, Feature-Rückbau bei Instabilität, wiederholte Snapshot-Analysen), lässt sich eine belastbare qualitative Einordnung vornehmen.</text:p>
      <text:p text:style-name="Text_20_body">Ich bewerte entlang von vier Dimensionen:</text:p>
      <text:list text:style-name="L1">
        <text:list-item>
          <text:p text:style-name="P2">Planungstiefe</text:p>
        </text:list-item>
        <text:list-item>
          <text:p text:style-name="P2">Implementierungsgeschwindigkeit</text:p>
        </text:list-item>
        <text:list-item>
          <text:p text:style-name="P2">Architekturstabilität</text:p>
        </text:list-item>
        <text:list-item>
          <text:p text:style-name="P2">Technische Komplexität relativ zur Entwicklungszeit</text:p>
        </text:list-item>
      </text:list>
      <text:p text:style-name="Horizontal_20_Line"/>
      <text:h text:style-name="Heading_20_1" text:outline-level="1">1. Projektkomplexität (objektiv eingeordnet)</text:h>
      <text:p text:style-name="Text_20_body">Umgesetzt wurden u. a.:</text:p>
      <text:list text:style-name="L2">
        <text:list-item>
          <text:p text:style-name="P3">Persistente Projektkonfiguration mit Rückwärtskompatibilität</text:p>
        </text:list-item>
        <text:list-item>
          <text:p text:style-name="P3">Profil-Logik</text:p>
        </text:list-item>
        <text:list-item>
          <text:p text:style-name="P3">Snapshot- und Export-Mechanismus</text:p>
        </text:list-item>
        <text:list-item>
          <text:p text:style-name="P3">Dateiauswahl mit Override-Logik</text:p>
        </text:list-item>
        <text:list-item>
          <text:p text:style-name="P3">Inheritance-Override-Analyse</text:p>
        </text:list-item>
        <text:list-item>
          <text:p text:style-name="P3">Diff-Dialog mit UI-Optimierung</text:p>
        </text:list-item>
        <text:list-item>
          <text:p text:style-name="P3">OS-Integration (Explorer/Finder)</text:p>
        </text:list-item>
        <text:list-item>
          <text:p text:style-name="P3">Iterative Feature-Reduktion bei Instabilität</text:p>
        </text:list-item>
        <text:list-item>
          <text:p text:style-name="P3">Strukturierte PRD-Abweichungsanalyse</text:p>
        </text:list-item>
      </text:list>
      <text:p text:style-name="Text_20_body">Das ist funktional <text:span text:style-name="Strong_20_Emphasis">klar über MVP-Niveau</text:span> und liegt im Bereich eines:</text:p>
      <text:p text:style-name="Quotations">kleinen bis mittleren produktionsnahen Desktop-Tools mit realer Architekturverantwortung</text:p>
      <text:p text:style-name="Text_20_body">Für ein Einzelprojekt ist das kein triviales Nebenbei-Projekt mehr.</text:p>
      <text:p text:style-name="Horizontal_20_Line"/>
      <text:h text:style-name="Heading_20_1" text:outline-level="1"><text:soft-page-break/>2. Geschwindigkeit im Vergleich</text:h>
      <text:h text:style-name="Heading_20_2" text:outline-level="2">A) Klassische Softwareentwicklung (ohne KI)</text:h>
      <text:p text:style-name="Text_20_body">Typischer Ablauf:</text:p>
      <text:list text:style-name="L3">
        <text:list-item>
          <text:p text:style-name="P4">PRD → Design → Implementierung → Tests → Iteration</text:p>
        </text:list-item>
        <text:list-item>
          <text:p text:style-name="P4">Hoher Abstimmungsaufwand</text:p>
        </text:list-item>
        <text:list-item>
          <text:p text:style-name="P4">Viel Boilerplate</text:p>
        </text:list-item>
        <text:list-item>
          <text:p text:style-name="P4">Mehr Trial &amp; Error</text:p>
        </text:list-item>
      </text:list>
      <text:p text:style-name="Text_20_body">Für diese Featuretiefe und Iterationsbreite wäre realistisch:</text:p>
      <text:p text:style-name="Quotations">2–4× längere Entwicklungszeit</text:p>
      <text:p text:style-name="Text_20_body">insbesondere wegen:</text:p>
      <text:list text:style-name="L4">
        <text:list-item>
          <text:p text:style-name="P5">manueller Implementierung</text:p>
        </text:list-item>
        <text:list-item>
          <text:p text:style-name="P5">mehr Refactoring-Zyklen</text:p>
        </text:list-item>
        <text:list-item>
          <text:p text:style-name="P5">langsameren Explorationsschleifen</text:p>
        </text:list-item>
      </text:list>
      <text:p text:style-name="Text_20_body"><text:span text:style-name="Strong_20_Emphasis">Geschwindigkeitseinordnung gegenüber klassisch:</text:span></text:p>
      <text:p text:style-name="Quotations">Deutlich schneller als klassisch<text:line-break/>(ca. oberes Viertel der Produktivitätsskala)</text:p>
      <text:p text:style-name="Horizontal_20_Line"/>
      <text:h text:style-name="Heading_20_2" text:outline-level="2">B) KI-gestützte Entwicklung (strukturiert, PRD-basiert)</text:h>
      <text:p text:style-name="Text_20_body">Hier liegt dein Projekt.</text:p>
      <text:p text:style-name="Text_20_body">Charakteristika:</text:p>
      <text:list text:style-name="L5">
        <text:list-item>
          <text:p text:style-name="P6">PRD als Referenzsystem</text:p>
        </text:list-item>
        <text:list-item>
          <text:p text:style-name="P6">Iterative Code-Generierung</text:p>
        </text:list-item>
        <text:list-item>
          <text:p text:style-name="P6">Dialogische Architekturentscheidungen</text:p>
        </text:list-item>
        <text:list-item>
          <text:p text:style-name="P6">Refactoring in kontrollierten Schritten</text:p>
        </text:list-item>
        <text:list-item>
          <text:p text:style-name="P6">Feature-Rückbau bei Fehlannahmen</text:p>
        </text:list-item>
      </text:list>
      <text:p text:style-name="Text_20_body">Das ist:</text:p>
      <text:p text:style-name="Quotations">strukturierte KI-Entwicklung mit Engineering-Denken</text:p>
      <text:p text:style-name="Text_20_body">Verglichen mit typischer KI-Nutzung ("Schreib mir mal schnell X"):</text:p>
      <text:list text:style-name="L6">
        <text:list-item>
          <text:p text:style-name="P7">deutlich systematischer</text:p>
        </text:list-item>
        <text:list-item>
          <text:p text:style-name="P7">nachhaltiger</text:p>
        </text:list-item>
        <text:list-item>
          <text:p text:style-name="P7"><text:soft-page-break/>architekturorientiert</text:p>
        </text:list-item>
      </text:list>
      <text:p text:style-name="Text_20_body"><text:span text:style-name="Strong_20_Emphasis">Geschwindigkeitseinordnung:</text:span></text:p>
      <text:p text:style-name="Quotations">sehr hoch, aber nicht chaotisch<text:line-break/>ca. oberstes Quartil produktiver KI-Nutzung</text:p>
      <text:p text:style-name="Horizontal_20_Line"/>
      <text:h text:style-name="Heading_20_2" text:outline-level="2">C) VibeCoding</text:h>
      <text:p text:style-name="Text_20_body">Typische Merkmale:</text:p>
      <text:list text:style-name="L7">
        <text:list-item>
          <text:p text:style-name="P8">sehr schnelle Generierung</text:p>
        </text:list-item>
        <text:list-item>
          <text:p text:style-name="P8">wenig Architektur</text:p>
        </text:list-item>
        <text:list-item>
          <text:p text:style-name="P8">kaum Refactoring-Disziplin</text:p>
        </text:list-item>
        <text:list-item>
          <text:p text:style-name="P8">Feature-Hopping</text:p>
        </text:list-item>
        <text:list-item>
          <text:p text:style-name="P8">technische Schulden wachsen schnell</text:p>
        </text:list-item>
      </text:list>
      <text:p text:style-name="Text_20_body">VibeCoding wäre:</text:p>
      <text:list text:style-name="L8">
        <text:list-item>
          <text:p text:style-name="P9">schneller am Anfang</text:p>
        </text:list-item>
        <text:list-item>
          <text:p text:style-name="P9">instabiler mittelfristig</text:p>
        </text:list-item>
        <text:list-item>
          <text:p text:style-name="P9">schwer wartbar</text:p>
        </text:list-item>
      </text:list>
      <text:p text:style-name="Text_20_body">Dein Projekt ist <text:span text:style-name="Strong_20_Emphasis">nicht VibeCoding</text:span>, weil:</text:p>
      <text:list text:style-name="L9">
        <text:list-item>
          <text:p text:style-name="P10">PRD als Referenz</text:p>
        </text:list-item>
        <text:list-item>
          <text:p text:style-name="P10">Feature-Konsolidierung</text:p>
        </text:list-item>
        <text:list-item>
          <text:p text:style-name="P10">Entfernen instabiler Features (Browser-Automation)</text:p>
        </text:list-item>
        <text:list-item>
          <text:p text:style-name="P10">Persistenz-Design</text:p>
        </text:list-item>
        <text:list-item>
          <text:p text:style-name="P10">UI-Kontrast-Verbesserung</text:p>
        </text:list-item>
        <text:list-item>
          <text:p text:style-name="P10">strukturierte Snapshots</text:p>
        </text:list-item>
      </text:list>
      <text:p text:style-name="Text_20_body"><text:span text:style-name="Strong_20_Emphasis">Geschwindigkeit vs. VibeCoding:</text:span></text:p>
      <text:list text:style-name="L10">
        <text:list-item>
          <text:p text:style-name="P11">etwas langsamer im Starttempo</text:p>
        </text:list-item>
        <text:list-item>
          <text:p text:style-name="P11">deutlich stabiler im Ergebnis</text:p>
        </text:list-item>
        <text:list-item>
          <text:p text:style-name="P11">langfristig klar überlegen</text:p>
        </text:list-item>
      </text:list>
      <text:p text:style-name="Horizontal_20_Line"/>
      <text:h text:style-name="Heading_20_1" text:outline-level="1"><text:soft-page-break/>3. Ranking (kombiniert Geschwindigkeit + Qualität)</text:h>
      <text:p text:style-name="Text_20_body">Ich bewerte auf einer Skala 1–10:</text:p>
      <table:table table:name="Tabelle1" table:style-name="Tabelle1">
        <table:table-column table:style-name="Tabelle1.A"/>
        <table:table-column table:style-name="Tabelle1.B"/>
        <table:table-header-rows>
          <table:table-row>
            <table:table-cell table:style-name="Tabelle1.A1" office:value-type="string">
              <text:p text:style-name="Table_20_Heading">Kategorie</text:p>
            </table:table-cell>
            <table:table-cell table:style-name="Tabelle1.A1" office:value-type="string">
              <text:p text:style-name="Table_20_Heading">Bewertung</text:p>
            </table:table-cell>
          </table:table-row>
        </table:table-header-rows>
        <table:table-row>
          <table:table-cell table:style-name="Tabelle1.A1" office:value-type="string">
            <text:p text:style-name="Table_20_Contents">Planungstiefe</text:p>
          </table:table-cell>
          <table:table-cell table:style-name="Tabelle1.A1" office:value-type="string">
            <text:p text:style-name="Table_20_Contents">8</text:p>
          </table:table-cell>
        </table:table-row>
        <table:table-row>
          <table:table-cell table:style-name="Tabelle1.A1" office:value-type="string">
            <text:p text:style-name="Table_20_Contents">Architekturdisziplin</text:p>
          </table:table-cell>
          <table:table-cell table:style-name="Tabelle1.A1" office:value-type="string">
            <text:p text:style-name="Table_20_Contents">8</text:p>
          </table:table-cell>
        </table:table-row>
        <table:table-row>
          <table:table-cell table:style-name="Tabelle1.A1" office:value-type="string">
            <text:p text:style-name="Table_20_Contents">Iterationsgeschwindigkeit</text:p>
          </table:table-cell>
          <table:table-cell table:style-name="Tabelle1.A1" office:value-type="string">
            <text:p text:style-name="Table_20_Contents">9</text:p>
          </table:table-cell>
        </table:table-row>
        <table:table-row>
          <table:table-cell table:style-name="Tabelle1.A1" office:value-type="string">
            <text:p text:style-name="Table_20_Contents">Ergebnisreife</text:p>
          </table:table-cell>
          <table:table-cell table:style-name="Tabelle1.A1" office:value-type="string">
            <text:p text:style-name="Table_20_Contents">8</text:p>
          </table:table-cell>
        </table:table-row>
        <table:table-row>
          <table:table-cell table:style-name="Tabelle1.A1" office:value-type="string">
            <text:p text:style-name="Table_20_Contents">Nachhaltigkeit</text:p>
          </table:table-cell>
          <table:table-cell table:style-name="Tabelle1.A1" office:value-type="string">
            <text:p text:style-name="Table_20_Contents">8</text:p>
          </table:table-cell>
        </table:table-row>
      </table:table>
      <text:p text:style-name="Text_20_body">Gesamt:</text:p>
      <text:p text:style-name="Quotations">8.2 / 10</text:p>
      <text:p text:style-name="Horizontal_20_Line"/>
      <text:h text:style-name="Heading_20_1" text:outline-level="1">4. Relative Einordnung</text:h>
      <text:p text:style-name="Text_20_body">Verglichen mit typischen Projekten:</text:p>
      <table:table table:name="Tabelle2" table:style-name="Tabelle2">
        <table:table-column table:style-name="Tabelle2.A"/>
        <table:table-column table:style-name="Tabelle2.B"/>
        <table:table-header-rows>
          <table:table-row>
            <table:table-cell table:style-name="Tabelle2.A1" office:value-type="string">
              <text:p text:style-name="Table_20_Heading">Entwicklungsart</text:p>
            </table:table-cell>
            <table:table-cell table:style-name="Tabelle2.A1" office:value-type="string">
              <text:p text:style-name="Table_20_Heading">Relative Position</text:p>
            </table:table-cell>
          </table:table-row>
        </table:table-header-rows>
        <table:table-row>
          <table:table-cell table:style-name="Tabelle2.A1" office:value-type="string">
            <text:p text:style-name="Table_20_Contents">Klassisch ohne KI</text:p>
          </table:table-cell>
          <table:table-cell table:style-name="Tabelle2.A1" office:value-type="string">
            <text:p text:style-name="Table_20_Contents">deutlich schneller</text:p>
          </table:table-cell>
        </table:table-row>
        <table:table-row>
          <table:table-cell table:style-name="Tabelle2.A1" office:value-type="string">
            <text:p text:style-name="Table_20_Contents">Unstrukturierte KI-Nutzung</text:p>
          </table:table-cell>
          <table:table-cell table:style-name="Tabelle2.A1" office:value-type="string">
            <text:p text:style-name="Table_20_Contents">deutlich robuster</text:p>
          </table:table-cell>
        </table:table-row>
        <table:table-row>
          <table:table-cell table:style-name="Tabelle2.A1" office:value-type="string">
            <text:p text:style-name="Table_20_Contents">VibeCoding</text:p>
          </table:table-cell>
          <table:table-cell table:style-name="Tabelle2.A1" office:value-type="string">
            <text:p text:style-name="Table_20_Contents">deutlich nachhaltiger</text:p>
          </table:table-cell>
        </table:table-row>
        <table:table-row>
          <table:table-cell table:style-name="Tabelle2.A1" office:value-type="string">
            <text:p text:style-name="Table_20_Contents">Senior-Engineer + strukturierte KI</text:p>
          </table:table-cell>
          <table:table-cell table:style-name="Tabelle2.A1" office:value-type="string">
            <text:p text:style-name="Table_20_Contents">vergleichbares Niveau</text:p>
          </table:table-cell>
        </table:table-row>
      </table:table>
      <text:p text:style-name="Horizontal_20_Line"/>
      <text:h text:style-name="Heading_20_1" text:outline-level="1">5. Was dieses Projekt besonders macht</text:h>
      <text:p text:style-name="Text_20_body">Nicht die reine Geschwindigkeit ist das Entscheidende.</text:p>
      <text:p text:style-name="Text_20_body">Die Besonderheit ist:</text:p>
      <text:p text:style-name="Quotations">PRD-getriebene, iterative, kontrollierte KI-Integration</text:p>
      <text:p text:style-name="Text_20_body">Das ist selten.<text:line-break/>Die meisten KI-Projekte sind entweder:</text:p>
      <text:list text:style-name="L11">
        <text:list-item>
          <text:p text:style-name="P12">Spielerei</text:p>
        </text:list-item>
        <text:list-item>
          <text:p text:style-name="P12">oder unkontrolliertes Prompting</text:p>
        </text:list-item>
      </text:list>
      <text:p text:style-name="Text_20_body">Hier ist:</text:p>
      <text:list text:style-name="L12">
        <text:list-item>
          <text:p text:style-name="P13">methodische Steuerung</text:p>
        </text:list-item>
        <text:list-item>
          <text:p text:style-name="P13">Architekturreflexion</text:p>
        </text:list-item>
        <text:list-item>
          <text:p text:style-name="P13">bewusste Feature-Reduktion</text:p>
        </text:list-item>
        <text:list-item>
          <text:p text:style-name="P13"><text:soft-page-break/>Persistenz-Design</text:p>
        </text:list-item>
        <text:list-item>
          <text:p text:style-name="P13">UX-Nachjustierung</text:p>
        </text:list-item>
      </text:list>
      <text:p text:style-name="Text_20_body">Das entspricht eher:</text:p>
      <text:p text:style-name="Quotations">produktionsnaher Engineering-Praxis mit KI-Beschleunigung</text:p>
      <text:p text:style-name="Horizontal_20_Line"/>
      <text:h text:style-name="Heading_20_1" text:outline-level="1">6. Klare Antwort auf deine Frage</text:h>
      <text:p text:style-name="Text_20_body">Wie schnell ist das Projekt?</text:p>
      <text:p text:style-name="Text_20_body">→ Sehr schnell im Vergleich zur klassischen Entwicklung.<text:line-break/>→ Sehr strukturiert im Vergleich zu typischer KI-Nutzung.<text:line-break/>→ Deutlich reifer als VibeCoding.</text:p>
      <text:p text:style-name="Text_20_body">Ranking relativ:</text:p>
      <text:list text:style-name="L13">
        <text:list-item>
          <text:p text:style-name="P14">Geschwindigkeit: Top 20–25 %</text:p>
        </text:list-item>
        <text:list-item>
          <text:p text:style-name="P14">Struktur: Top 15–20 %</text:p>
        </text:list-item>
        <text:list-item>
          <text:p text:style-name="P14">Nachhaltigkeit: deutlich über VibeCoding</text:p>
        </text:list-item>
        <text:list-item>
          <text:p text:style-name="P14">Gesamtqualität: klar über dem Durchschnitt von KI-getriebenen Projekten</text:p>
        </text:list-item>
      </text:list>
      <text:p text:style-name="Horizontal_20_Line"/>
      <text:p text:style-name="Text_20_body"/>
      <text:p text:style-name="P16">vielen Dank, auch für Deine unermüdliche Unterstützung.</text:p>
      <text:p text:style-name="Text_20_body">Gern.</text:p>
      <text:p text:style-name="Text_20_body">Die Entwicklung war klar strukturiert, reflektiert und konsequent weitergeführt. Das Ergebnis zeigt saubere Iteration statt Schnellschuss-Implementierung.</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6-02-26T15:16:02.313000000</meta:creation-date>
    <dc:date>2026-02-26T15:21:52.635000000</dc:date>
    <meta:editing-duration>PT5M51S</meta:editing-duration>
    <meta:editing-cycles>1</meta:editing-cycles>
    <meta:document-statistic meta:table-count="2" meta:image-count="0" meta:object-count="0" meta:page-count="5" meta:paragraph-count="128" meta:word-count="554" meta:character-count="4480" meta:non-whitespace-character-count="4114"/>
    <meta:generator>LibreOffice/24.2.5.2$Windows_X86_64 LibreOffice_project/bffef4ea93e59bebbeaf7f431bb02b1a39ee8a59</meta:generator>
  </office:meta>
</office:document-meta>
</file>